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EA50000578A00002D946A8A4F2C5FD981CF.svg" manifest:media-type="image/svg+xml"/>
  <manifest:file-entry manifest:full-path="Pictures/10000001000004BD00000136FE4F4BCD1E578AF2.png" manifest:media-type="image/png"/>
  <manifest:file-entry manifest:full-path="Pictures/100000010000037100000214E76052A71046875C.png" manifest:media-type="image/png"/>
  <manifest:file-entry manifest:full-path="Pictures/10000001000003BE0000020A1F9474CB5114FA41.png" manifest:media-type="image/png"/>
  <manifest:file-entry manifest:full-path="Pictures/1000334C00007D6A0000200A684CC74029566261.svg" manifest:media-type="image/svg+xml"/>
  <manifest:file-entry manifest:full-path="Pictures/1000764B0000691C00003942AE62B72D692CD7A5.svg" manifest:media-type="image/svg+xml"/>
  <manifest:file-entry manifest:full-path="Pictures/100000010000035D000001712E6879ACF15D1DB7.png" manifest:media-type="image/png"/>
  <manifest:file-entry manifest:full-path="Pictures/1000363D0000698600003DF057F15AAAB0732A14.svg" manifest:media-type="image/svg+xml"/>
  <manifest:file-entry manifest:full-path="Pictures/1000441200002B8300002EECD33C49D0D0DDE57A.svg" manifest:media-type="image/svg+xml"/>
  <manifest:file-entry manifest:full-path="Pictures/100000010000039B0000021EEF535188102B6F03.png" manifest:media-type="image/png"/>
  <manifest:file-entry manifest:full-path="Pictures/10000001000001A5000001C64C71CABA98249EF5.png" manifest:media-type="image/png"/>
  <manifest:file-entry manifest:full-path="Pictures/100063F800005B0E000036FCAB9AA0B19FE9287F.svg" manifest:media-type="image/svg+xml"/>
  <manifest:file-entry manifest:full-path="Pictures/100029860000297200001B63C2CF26CF87992470.svg" manifest:media-type="image/svg+xml"/>
  <manifest:file-entry manifest:full-path="Pictures/10000001000002F50000029428086E09643E5D21.png" manifest:media-type="image/png"/>
  <manifest:file-entry manifest:full-path="Pictures/1000000100000191000001093E2995FB164F8010.png" manifest:media-type="image/png"/>
  <manifest:file-entry manifest:full-path="Pictures/10006800000073DC000040879F9E890E2A1375AF.svg" manifest:media-type="image/svg+xml"/>
  <manifest:file-entry manifest:full-path="Pictures/1000ABE80000804300005CA8006A1B838D5CF192.svg" manifest:media-type="image/svg+xml"/>
  <manifest:file-entry manifest:full-path="Pictures/1000000100000340000002590964A96236261CB1.png" manifest:media-type="image/png"/>
  <manifest:file-entry manifest:full-path="Pictures/10002A33000056EB0000402FB1DE2C10C6F1D9BD.svg" manifest:media-type="image/svg+xml"/>
  <manifest:file-entry manifest:full-path="Pictures/100000010000034F000001B95AB1973891F677D3.png" manifest:media-type="image/png"/>
  <manifest:file-entry manifest:full-path="Pictures/100034A3000058FD00002623A6B805956ACF6DE7.svg" manifest:media-type="image/svg+xml"/>
  <manifest:file-entry manifest:full-path="Pictures/10006C3900006141000054DA94AA22241AF2999A.svg" manifest:media-type="image/svg+xml"/>
  <manifest:file-entry manifest:full-path="Pictures/10000001000003B400000210A9EEA701CAD2D3E9.png" manifest:media-type="image/png"/>
  <manifest:file-entry manifest:full-path="Pictures/1000000100000337000002609169434C5AB4D1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11.985cm" svg:x="4.747cm" svg:y="1.08cm">
          <draw:image xlink:href="Pictures/1000441200002B8300002EECD33C49D0D0DDE57A.svg" xlink:type="simple" xlink:show="embed" xlink:actuate="onLoad" draw:mime-type="image/svg+xml">
            <text:p/>
          </draw:image>
          <draw:image xlink:href="Pictures/10000001000001A5000001C64C71CABA98249EF5.png" xlink:type="simple" xlink:show="embed" xlink:actuate="onLoad" draw:mime-type="image/png"/>
        </draw:frame>
        <draw:frame draw:style-name="gr1" draw:text-style-name="P2" draw:layer="layout" svg:width="10.582cm" svg:height="6.984cm" svg:x="4.896cm" svg:y="17.002cm">
          <draw:image xlink:href="Pictures/100029860000297200001B63C2CF26CF87992470.svg" xlink:type="simple" xlink:show="embed" xlink:actuate="onLoad" draw:mime-type="image/svg+xml">
            <text:p/>
          </draw:image>
          <draw:image xlink:href="Pictures/1000000100000191000001093E2995FB164F8010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2" draw:layer="layout" svg:width="19.589cm" svg:height="14.146cm" svg:x="0.746cm" svg:y="1.143cm">
          <draw:image xlink:href="Pictures/1000ABE80000804300005CA8006A1B838D5CF192.svg" xlink:type="simple" xlink:show="embed" xlink:actuate="onLoad" draw:mime-type="image/svg+xml">
            <text:p/>
          </draw:image>
          <draw:image xlink:href="Pictures/1000000100000340000002590964A96236261CB1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2" draw:layer="layout" svg:width="19.589cm" svg:height="17.088cm" svg:x="1.001cm" svg:y="2.143cm">
          <draw:image xlink:href="Pictures/10006C3900006141000054DA94AA22241AF2999A.svg" xlink:type="simple" xlink:show="embed" xlink:actuate="onLoad" draw:mime-type="image/svg+xml">
            <text:p/>
          </draw:image>
          <draw:image xlink:href="Pictures/10000001000002F50000029428086E09643E5D21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2" draw:layer="layout" svg:width="19.589cm" svg:height="10.901cm" svg:x="1.001cm" svg:y="1.783cm">
          <draw:image xlink:href="Pictures/10006800000073DC000040879F9E890E2A1375AF.svg" xlink:type="simple" xlink:show="embed" xlink:actuate="onLoad" draw:mime-type="image/svg+xml">
            <text:p/>
          </draw:image>
          <draw:image xlink:href="Pictures/10000001000003B400000210A9EEA701CAD2D3E9.png" xlink:type="simple" xlink:show="embed" xlink:actuate="onLoad" draw:mime-type="image/png"/>
        </draw:frame>
        <draw:frame draw:style-name="gr1" draw:text-style-name="P2" draw:layer="layout" svg:width="19.589cm" svg:height="14.458cm" svg:x="1.001cm" svg:y="13.573cm">
          <draw:image xlink:href="Pictures/10002A33000056EB0000402FB1DE2C10C6F1D9BD.svg" xlink:type="simple" xlink:show="embed" xlink:actuate="onLoad" draw:mime-type="image/svg+xml">
            <text:p/>
          </draw:image>
          <draw:image xlink:href="Pictures/1000000100000337000002609169434C5AB4D123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2" draw:layer="layout" svg:width="19.589cm" svg:height="8.382cm" svg:x="0.746cm" svg:y="1.127cm">
          <draw:image xlink:href="Pictures/100034A3000058FD00002623A6B805956ACF6DE7.svg" xlink:type="simple" xlink:show="embed" xlink:actuate="onLoad" draw:mime-type="image/svg+xml">
            <text:p/>
          </draw:image>
          <draw:image xlink:href="Pictures/100000010000035D000001712E6879ACF15D1DB7.png" xlink:type="simple" xlink:show="embed" xlink:actuate="onLoad" draw:mime-type="image/png"/>
        </draw:frame>
        <draw:frame draw:style-name="gr1" draw:text-style-name="P2" draw:layer="layout" svg:width="19.589cm" svg:height="10.661cm" svg:x="1.001cm" svg:y="14.081cm">
          <draw:image xlink:href="Pictures/1000764B0000691C00003942AE62B72D692CD7A5.svg" xlink:type="simple" xlink:show="embed" xlink:actuate="onLoad" draw:mime-type="image/svg+xml">
            <text:p/>
          </draw:image>
          <draw:image xlink:href="Pictures/10000001000003BE0000020A1F9474CB5114FA41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2" draw:layer="layout" svg:width="19.589cm" svg:height="11.819cm" svg:x="0.746cm" svg:y="1.119cm">
          <draw:image xlink:href="Pictures/100063F800005B0E000036FCAB9AA0B19FE9287F.svg" xlink:type="simple" xlink:show="embed" xlink:actuate="onLoad" draw:mime-type="image/svg+xml">
            <text:p/>
          </draw:image>
          <draw:image xlink:href="Pictures/100000010000037100000214E76052A71046875C.png" xlink:type="simple" xlink:show="embed" xlink:actuate="onLoad" draw:mime-type="image/png"/>
        </draw:frame>
        <draw:frame draw:style-name="gr1" draw:text-style-name="P2" draw:layer="layout" svg:width="19.589cm" svg:height="11.489cm" svg:x="0.746cm" svg:y="13.387cm">
          <draw:image xlink:href="Pictures/1000363D0000698600003DF057F15AAAB0732A14.svg" xlink:type="simple" xlink:show="embed" xlink:actuate="onLoad" draw:mime-type="image/svg+xml">
            <text:p/>
          </draw:image>
          <draw:image xlink:href="Pictures/100000010000039B0000021EEF535188102B6F03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2" draw:layer="layout" svg:width="19.589cm" svg:height="4.991cm" svg:x="1.001cm" svg:y="1.851cm">
          <draw:image xlink:href="Pictures/1000334C00007D6A0000200A684CC74029566261.svg" xlink:type="simple" xlink:show="embed" xlink:actuate="onLoad" draw:mime-type="image/svg+xml">
            <text:p/>
          </draw:image>
          <draw:image xlink:href="Pictures/10000001000004BD00000136FE4F4BCD1E578AF2.png" xlink:type="simple" xlink:show="embed" xlink:actuate="onLoad" draw:mime-type="image/png"/>
        </draw:frame>
        <draw:frame draw:style-name="gr1" draw:text-style-name="P2" draw:layer="layout" svg:width="19.589cm" svg:height="10.187cm" svg:x="1.111cm" svg:y="8.942cm">
          <draw:image xlink:href="Pictures/10004EA50000578A00002D946A8A4F2C5FD981CF.svg" xlink:type="simple" xlink:show="embed" xlink:actuate="onLoad" draw:mime-type="image/svg+xml">
            <text:p/>
          </draw:image>
          <draw:image xlink:href="Pictures/100000010000034F000001B95AB1973891F677D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4-07T11:47:27.491691081</meta:creation-date>
    <dc:date>2022-04-20T13:45:38.950795898</dc:date>
    <meta:editing-duration>PT5H58M32S</meta:editing-duration>
    <meta:editing-cycles>4</meta:editing-cycles>
    <meta:generator>LibreOffice/7.2.5.2$Linux_X86_64 LibreOffice_project/20$Build-2</meta:generator>
    <meta:document-statistic meta:object-count="12"/>
  </office:meta>
</office:document-meta>
</file>